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WebMvcConfigurationTests.handlerExcep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legatingWebMvcConfigurationTests.configurePath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elegatingWebMvcConfigurationTests.configurePathPattern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elegatingWebMvcConfigurationTests.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WebMvcConfigurationTests.configureException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legatingWebMvcConfigurationTests.getCustomMessageCod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WebMvcConfigurationTests.configureHandlerExceptionResolvers( List &lt; HandlerExceptionResolver &gt; 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Tests.getCustom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WebMvcConfigurationTests.extend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Tests.configure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Tests.requestMapping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legatingWebMvcConfigurationTests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Tests.addViewControllers( ViewControl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Tests.configureMessageConvert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